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3" style:family="table">
      <style:table-properties style:width="17.817cm" fo:margin-left="0cm" fo:margin-right="0.005cm" table:align="margins" style:shadow="#808080 0.18cm 0.18cm" fo:keep-with-next="auto"/>
    </style:style>
    <style:style style:name="Tabella3.A" style:family="table-column">
      <style:table-column-properties style:column-width="0.997cm" style:rel-column-width="3667*"/>
    </style:style>
    <style:style style:name="Tabella3.B" style:family="table-column">
      <style:table-column-properties style:column-width="1.374cm" style:rel-column-width="5054*"/>
    </style:style>
    <style:style style:name="Tabella3.C" style:family="table-column">
      <style:table-column-properties style:column-width="4.322cm" style:rel-column-width="15897*"/>
    </style:style>
    <style:style style:name="Tabella3.D" style:family="table-column">
      <style:table-column-properties style:column-width="1.64cm" style:rel-column-width="6031*"/>
    </style:style>
    <style:style style:name="Tabella3.E" style:family="table-column">
      <style:table-column-properties style:column-width="2.09cm" style:rel-column-width="7688*"/>
    </style:style>
    <style:style style:name="Tabella3.F" style:family="table-column">
      <style:table-column-properties style:column-width="1.619cm" style:rel-column-width="5954*"/>
    </style:style>
    <style:style style:name="Tabella3.G" style:family="table-column">
      <style:table-column-properties style:column-width="1.298cm" style:rel-column-width="4778*"/>
    </style:style>
    <style:style style:name="Tabella3.H" style:family="table-column">
      <style:table-column-properties style:column-width="2.071cm" style:rel-column-width="7617*"/>
    </style:style>
    <style:style style:name="Tabella3.I" style:family="table-column">
      <style:table-column-properties style:column-width="2.406cm" style:rel-column-width="8849*"/>
    </style:style>
    <style:style style:name="Tabella3.1" style:family="table-row">
      <style:table-row-properties fo:keep-together="always"/>
    </style:style>
    <style:style style:name="Tabella3.A1" style:family="table-cell">
      <style:table-cell-properties fo:background-color="#bddd8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fo:background-color="#bddd8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none" fo:border-top="none" fo:border-bottom="0.05pt solid #000000"/>
    </style:style>
    <style:style style:name="Tabel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39cm 0.039cm 0.039cm" fo:padding="0.097cm" fo:border-left="0.05pt solid #000000" fo:border-right="0.05pt solid #000000" fo:border-top="none" fo:border-bottom="1.1pt double #000000"/>
    </style:style>
    <style:style style:name="Tabella4" style:family="table">
      <style:table-properties style:width="17.808cm" fo:margin-left="0.009cm" fo:margin-right="0.185cm" table:align="margins" fo:keep-with-next="always" style:may-break-between-rows="false"/>
    </style:style>
    <style:style style:name="Tabella4.A" style:family="table-column">
      <style:table-column-properties style:column-width="13.891cm" style:rel-column-width="51118*"/>
    </style:style>
    <style:style style:name="Tabella4.B" style:family="table-column">
      <style:table-column-properties style:column-width="1.535cm" style:rel-column-width="5647*"/>
    </style:style>
    <style:style style:name="Tabella4.C" style:family="table-column">
      <style:table-column-properties style:column-width="2.383cm" style:rel-column-width="8770*"/>
    </style:style>
    <style:style style:name="Tabella4.1" style:family="table-row">
      <style:table-row-properties style:min-row-height="0.72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padding="0.097cm" fo:border="none"/>
    </style:style>
    <style:style style:name="Tabella4.C1" style:family="table-cell">
      <style:table-cell-properties fo:background-color="#ffffcc" fo:padding="0.097cm" fo:border="0.05pt solid #000000">
        <style:background-image/>
      </style:table-cell-properties>
    </style:style>
    <style:style style:name="Tabella4.B2" style:family="table-cell">
      <style:table-cell-properties fo:padding="0.097cm" fo:border="none"/>
    </style:style>
    <style:style style:name="Tabella4.C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none"/>
    </style:style>
    <style:style style:name="Tabella4.A4" style:family="table-cell">
      <style:table-cell-properties fo:padding="0.097cm" fo:border="none"/>
    </style:style>
    <style:style style:name="Tabella4.B4" style:family="table-cell">
      <style:table-cell-properties fo:padding="0.097cm" fo:border="none"/>
    </style:style>
    <style:style style:name="Tabella4.C4" style:family="table-cell">
      <style:table-cell-properties fo:padding="0.097cm" fo:border="none"/>
    </style:style>
    <style:style style:name="Tabella4.A5" style:family="table-cell">
      <style:table-cell-properties fo:padding="0.097cm" fo:border="none"/>
    </style:style>
    <style:style style:name="Tabella4.B5" style:family="table-cell">
      <style:table-cell-properties fo:padding="0.097cm" fo:border="none"/>
    </style:style>
    <style:style style:name="Tabella4.A6" style:family="table-cell">
      <style:table-cell-properties fo:padding="0.097cm" fo:border="none"/>
    </style:style>
    <style:style style:name="Tabella4.B6" style:family="table-cell">
      <style:table-cell-properties fo:padding="0.097cm" fo:border="none"/>
    </style:style>
    <style:style style:name="Tabella4.C6" style:family="table-cell">
      <style:table-cell-properties fo:padding="0.097cm" fo:border="none"/>
    </style:style>
    <style:style style:name="Tabella4.A7" style:family="table-cell">
      <style:table-cell-properties fo:padding="0.097cm" fo:border="none"/>
    </style:style>
    <style:style style:name="Tabella4.B7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8" style:family="table-cell">
      <style:table-cell-properties fo:padding="0.097cm" fo:border="none"/>
    </style:style>
    <style:style style:name="Tabella4.B8" style:family="table-cell">
      <style:table-cell-properties fo:padding="0.097cm" fo:border="none"/>
    </style:style>
    <style:style style:name="Tabella4.C8" style:family="table-cell">
      <style:table-cell-properties fo:padding="0.097cm" fo:border="none"/>
    </style:style>
    <style:style style:name="Tabella4.A9" style:family="table-cell">
      <style:table-cell-properties fo:padding="0.097cm" fo:border="none"/>
    </style:style>
    <style:style style:name="Tabella4.B9" style:family="table-cell">
      <style:table-cell-properties fo:padding="0.097cm" fo:border="none"/>
    </style:style>
    <style:style style:name="Tabella4.C9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18.002cm" style:type="right"/>
        </style:tab-stops>
      </style:paragraph-properties>
      <style:text-properties style:font-name="Andale Sans" fo:font-size="6pt" style:font-size-asian="6pt" style:font-size-complex="6pt"/>
    </style:style>
    <style:style style:name="P2" style:family="paragraph" style:parent-style-name="report_5f_italic_5f_notes">
      <style:text-properties fo:font-weight="bold" style:font-weight-asian="bold" style:font-weight-complex="bold"/>
    </style:style>
    <style:style style:name="P3" style:family="paragraph" style:parent-style-name="report_5f_italic_5f_note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4.313cm"/>
          <style:tab-stop style:position="8.493cm"/>
        </style:tab-stops>
      </style:paragraph-properties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.004cm" fo:margin-right="8.841cm" fo:text-indent="0cm" style:auto-text-indent="false"/>
    </style:style>
    <style:style style:name="P10" style:family="paragraph" style:parent-style-name="report_5f_company_5f_hdr">
      <style:paragraph-properties fo:margin-left="0.004cm" fo:margin-right="8.841cm" fo:text-indent="0cm" style:auto-text-indent="false"/>
    </style:style>
    <style:style style:name="P11" style:family="paragraph" style:parent-style-name="Standard">
      <style:paragraph-properties fo:margin-left="0.009cm" fo:margin-right="0.273cm" fo:text-align="end" style:justify-single-word="false" fo:text-indent="0cm" style:auto-text-indent="false"/>
    </style:style>
    <style:style style:name="P12" style:family="paragraph" style:parent-style-name="Standard">
      <style:paragraph-properties fo:margin-left="2.438cm" fo:margin-right="-0.023cm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7.941cm" fo:margin-right="-0.023cm" fo:text-indent="0cm" style:auto-text-indent="false"/>
    </style:style>
    <style:style style:name="P14" style:family="paragraph" style:parent-style-name="report_5f_title">
      <style:paragraph-properties fo:margin-left="7.941cm" fo:margin-right="-0.023cm" fo:text-indent="0cm" style:auto-text-indent="false"/>
    </style:style>
    <style:style style:name="P15" style:family="paragraph" style:parent-style-name="report_5f_customer_5f_hdr">
      <style:paragraph-properties fo:margin-left="7.941cm" fo:margin-right="-0.023cm" fo:text-indent="0cm" style:auto-text-indent="false"/>
    </style:style>
    <style:style style:name="P16" style:family="paragraph">
      <style:paragraph-properties fo:text-align="center"/>
    </style:style>
    <style:style style:name="T1" style:family="text">
      <style:text-properties style:font-name="Venus Rising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15cm" fo:border="0.99pt solid #000080" style:shadow="#808080 0.18cm 0.18cm">
        <style:background-image/>
        <style:columns fo:column-count="1" fo:column-gap="0cm"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2" text:anchor-type="page" text:anchor-page-number="1" svg:x="10.79cm" svg:y="4.343cm" svg:width="7.703cm" draw:z-index="1">
        <draw:text-box fo:min-height="0.623cm">
          <text:p text:style-name="Standard"><text:span text:style-name="Ruby_20_Code">if data[:is_internal_copy]</text:span></text:p>
          <text:p text:style-name="P3"><text:span text:style-name="Ruby_20_Value">data[:label_hash][:copy_watermark]</text:span></text:p>
          <text:p text:style-name="Standard"><text:span text:style-name="Ruby_20_Code">end</text:span></text:p>
        </draw:text-box>
      </draw:frame>
      <draw:frame draw:style-name="fr2" draw:name="Cornice1" text:anchor-type="page" text:anchor-page-number="1" svg:x="10.791cm" svg:y="3.284cm" svg:width="7.701cm" svg:height="1.06cm" draw:z-index="2">
        <draw:text-box>
          <text:p text:style-name="P4"><text:span text:style-name="Ruby_20_Value">data[:label_hash][:report_title]</text:span> : <text:span text:style-name="Ruby_20_Value">options.report_title</text:span></text:p>
          <text:p text:style-name="P8"/>
        </draw:text-box>
      </draw:frame>
      <text:p text:style-name="Logo"><text:span text:style-name="Ruby_20_Value">options.company_name</text:span></text:p>
      <text:p text:style-name="P10"><text:span text:style-name="Ruby_20_Value">options.company_full_address</text:span></text:p>
      <text:p text:style-name="P10"><text:span text:style-name="Ruby_20_Value">"#{data[:label_hash][:phone_main]}: #{[options.company_phone_main, options.company_phone_hq].compact.join(' / ')}"</text:span></text:p>
      <text:p text:style-name="P10"><text:span text:style-name="Ruby_20_Value">"#{data[:label_hash][:phone_fax]}: #{options.company_phone_fax}"</text:span></text:p>
      <text:p text:style-name="P10"><text:span text:style-name="Ruby_20_Value">"#{data[:label_hash][:e_mail]}: #{options.company_e_mail}"</text:span></text:p>
      <text:p text:style-name="P10"><text:span text:style-name="Ruby_20_Value">[(options.company_tax_code ? "#{data[:label_hash][:tax_code]}: #{options.company_tax_code}" : nil),(options.company_vat_registration ? "#{data[:label_hash][:vat_registration]}: #{options.company_vat_registration}" : nil)].compact.join(' / ')</text:span></text:p>
      <text:p text:style-name="report_5f_customer_5f_hdr"><text:span text:style-name="Ruby_20_Value">data[:label_hash][:customer]</text:span></text:p>
      <text:p text:style-name="P14"><text:span text:style-name="Ruby_20_Value">options.customer_name</text:span></text:p>
      <text:p text:style-name="P13"><text:span text:style-name="Ruby_20_Value">options.customer_full_address</text:span></text:p>
      <text:p text:style-name="P13"><text:span text:style-name="Ruby_20_Value">"#{data[:label_hash][:phone_main]}: #{[ options.customer_phone_main, options.customer_phone_hq ].compact.join(' / ')}"</text:span></text:p>
      <text:p text:style-name="P13"><text:span text:style-name="Ruby_20_Value">"#{data[:label_hash][:phone_fax]}: #{options.customer_phone_fax}"</text:span></text:p>
      <text:p text:style-name="P13"><text:span text:style-name="Ruby_20_Value">"#{data[:label_hash][:e_mail]}: #{options.customer_e_mail}"</text:span></text:p>
      <text:p text:style-name="P15"><text:span text:style-name="Ruby_20_Value">[ (options.customer_tax_code ? "#{data[:label_hash][:tax_code]}: #{options.customer_tax_code}" : nil), (options.customer_vat_registration ? "#{data[:label_hash][:vat_registration]}: #{options.customer_vat_registration}" : nil) ].compact.join(' / ')</text:span></text:p>
      <text:p text:style-name="report_5f_date"><text:span text:style-name="Ruby_20_Value">data[:label_hash][:date]</text:span>:<text:tab/><text:span text:style-name="Ruby_20_Value">options.date</text:span></text:p>
      <text:p text:style-name="P12"><text:span text:style-name="Ruby_20_Value">data[:label_hash][:header_object]</text:span>:<text:tab/><text:span text:style-name="Ruby_20_Value">options.header_object</text:span>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header-rows>
          <table:table-row table:style-name="Tabella3.1">
            <table:table-cell table:style-name="Tabella3.A1" office:value-type="string">
              <text:p text:style-name="report_5f_data_5f_title">Q.ty</text:p>
            </table:table-cell>
            <table:table-cell table:style-name="Tabella3.A1" office:value-type="string">
              <text:p text:style-name="report_5f_data_5f_title">Unit</text:p>
            </table:table-cell>
            <table:table-cell table:style-name="Tabella3.A1" office:value-type="string">
              <text:p text:style-name="report_5f_data_5f_title">Description</text:p>
            </table:table-cell>
            <table:table-cell table:style-name="Tabella3.A1" office:value-type="string">
              <text:p text:style-name="report_5f_data_5f_title">Unit cost</text:p>
              <text:p text:style-name="report_5f_data_5f_title">(<text:span text:style-name="Ruby_20_Value">data[:currency_short]</text:span>)</text:p>
            </table:table-cell>
            <table:table-cell table:style-name="Tabella3.A1" office:value-type="string">
              <text:p text:style-name="report_5f_data_5f_title">Taxable amount</text:p>
              <text:p text:style-name="report_5f_data_5f_title">(<text:span text:style-name="Ruby_20_Value">data[:currency_short]</text:span>)</text:p>
            </table:table-cell>
            <table:table-cell table:style-name="Tabella3.A1" office:value-type="string">
              <text:p text:style-name="report_5f_data_5f_title">Discount (%)</text:p>
            </table:table-cell>
            <table:table-cell table:style-name="Tabella3.A1" office:value-type="string">
              <text:p text:style-name="report_5f_data_5f_title">VAT / Tax (%)</text:p>
            </table:table-cell>
            <table:table-cell table:style-name="Tabella3.A1" office:value-type="string">
              <text:p text:style-name="report_5f_data_5f_title">Net tax</text:p>
              <text:p text:style-name="report_5f_data_5f_title">(<text:span text:style-name="Ruby_20_Value">data[:currency_short]</text:span>)</text:p>
            </table:table-cell>
            <table:table-cell table:style-name="Tabella3.I1" office:value-type="string">
              <text:p text:style-name="report_5f_data_5f_title">Net amount</text:p>
              <text:p text:style-name="report_5f_data_5f_title">(<text:span text:style-name="Ruby_20_Value">data[:currency_short]</text:span>)</text:p>
            </table:table-cell>
          </table:table-row>
        </table:table-header-rows>
        <table:table-row table:style-name="Tabella3.1">
          <table:table-cell table:style-name="Tabella3.A2" table:number-columns-spanned="9" office:value-type="string">
            <text:p text:style-name="report_5f_data"><text:span text:style-name="Ruby_20_Code">data[:data_table].each {|r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">
          <table:table-cell table:style-name="Tabella3.A3" office:value-type="string">
            <text:p text:style-name="P7"><text:span text:style-name="Ruby_20_Value">r.round_quantity</text:span></text:p>
          </table:table-cell>
          <table:table-cell table:style-name="Tabella3.B3" office:value-type="string">
            <text:p text:style-name="Standard"><text:span text:style-name="Ruby_20_Value">r.le_invoice_row_unit</text:span></text:p>
          </table:table-cell>
          <table:table-cell table:style-name="Tabella3.C3" office:value-type="string">
            <text:p text:style-name="Standard"><text:span text:style-name="Ruby_20_Value">r.description</text:span></text:p>
          </table:table-cell>
          <table:table-cell table:style-name="Tabella3.D3" office:value-type="string">
            <text:p text:style-name="P7"><text:span text:style-name="Ruby_20_Value">r.unit_cost</text:span></text:p>
          </table:table-cell>
          <table:table-cell table:style-name="Tabella3.E3" office:value-type="string">
            <text:p text:style-name="P7"><text:span text:style-name="Ruby_20_Value">r.taxable_amount</text:span></text:p>
          </table:table-cell>
          <table:table-cell table:style-name="Tabella3.F3" office:value-type="string">
            <text:p text:style-name="P7"><text:span text:style-name="Ruby_20_Value">r.discount_percent</text:span></text:p>
          </table:table-cell>
          <table:table-cell table:style-name="Tabella3.G3" office:value-type="string">
            <text:p text:style-name="P7"><text:span text:style-name="Ruby_20_Value">r.vat_tax_percent</text:span></text:p>
          </table:table-cell>
          <table:table-cell table:style-name="Tabella3.H3" office:value-type="string">
            <text:p text:style-name="P7"><text:span text:style-name="Ruby_20_Value">r.net_tax</text:span></text:p>
          </table:table-cell>
          <table:table-cell table:style-name="Tabella3.I3" office:value-type="string">
            <text:p text:style-name="P7"><text:span text:style-name="Ruby_20_Value">r.net_amount</text:span></text:p>
          </table:table-cell>
        </table:table-row>
        <table:table-row table:style-name="Tabella3.1">
          <table:table-cell table:style-name="Tabella3.A4" table:number-columns-spanned="9" office:value-type="string">
            <text:p text:style-name="report_5f_data"><text:span text:style-name="Ruby_20_Code">} if data[:data_tabl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ext:soft-page-break/>
        <table:table-row table:style-name="Tabella4.1">
          <table:table-cell table:style-name="Tabella4.A1" office:value-type="string">
            <text:p text:style-name="report_5f_subtotal"><text:span text:style-name="Ruby_20_Value">data[:label_hash][:sum_cost_x_qty]</text:span>:</text:p>
          </table:table-cell>
          <table:table-cell table:style-name="Tabella4.B9" office:value-type="string">
            <text:p text:style-name="Standard"><text:span text:style-name="Ruby_20_Value"/></text:p>
          </table:table-cell>
          <table:table-cell table:style-name="Tabella4.C1" office:value-type="string">
            <text:p text:style-name="P7"><text:span text:style-name="Ruby_20_Value">data[:summary][:sum_cost_x_qty]</text:span></text:p>
          </table:table-cell>
        </table:table-row>
        <table:table-row table:style-name="Tabella4.1">
          <table:table-cell table:style-name="Tabella4.A1" office:value-type="string">
            <text:p text:style-name="report_5f_subtotal"><text:span text:style-name="Ruby_20_Value">data[:label_hash][:subtotal]</text:span>:</text:p>
          </table:table-cell>
          <table:table-cell table:style-name="Tabella4.B9" office:value-type="string">
            <text:p text:style-name="P11"><text:span text:style-name="Ruby_20_Value"><text:span text:style-name="T3"/></text:span></text:p>
          </table:table-cell>
          <table:table-cell table:style-name="Tabella4.C2" office:value-type="string">
            <text:p text:style-name="P7"><text:span text:style-name="Ruby_20_Value">data[:summary][:subtotal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social_security_cost]</text:span>:</text:p>
          </table:table-cell>
          <table:table-cell table:style-name="Tabella4.C1" office:value-type="string">
            <text:p text:style-name="P7"><text:span text:style-name="Ruby_20_Value">data[:summary][:social_security_cost]</text:span></text:p>
          </table:table-cell>
          <table:table-cell table:style-name="Tabella4.C2" office:value-type="string">
            <text:p text:style-name="P7"><text:span text:style-name="Ruby_20_Value">data[:summary][:social_security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taxable_amount]</text:span>:</text:p>
          </table:table-cell>
          <table:table-cell table:style-name="Tabella4.B9" office:value-type="string">
            <text:p text:style-name="P7"/>
          </table:table-cell>
          <table:table-cell table:style-name="Tabella4.C8" office:value-type="string">
            <text:p text:style-name="P7"><text:span text:style-name="Ruby_20_Value">data[:summary][:total_taxable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tax]</text:span>:</text:p>
          </table:table-cell>
          <table:table-cell table:style-name="Tabella4.B9" office:value-type="string">
            <text:p text:style-name="P7"/>
          </table:table-cell>
          <table:table-cell table:style-name="Tabella4.C1" office:value-type="string">
            <text:p text:style-name="P7"><text:span text:style-name="Ruby_20_Value">data[:summary][:total_tax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]</text:span>:</text:p>
          </table:table-cell>
          <table:table-cell table:style-name="Tabella4.B9" office:value-type="string">
            <text:p text:style-name="P7"/>
          </table:table-cell>
          <table:table-cell table:style-name="Tabella4.C8" office:value-type="string">
            <text:p text:style-name="P6"><text:span text:style-name="Ruby_20_Value">data[:summary][:total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account_wage]</text:span>:</text:p>
          </table:table-cell>
          <table:table-cell table:style-name="Tabella4.B7" office:value-type="string">
            <text:p text:style-name="P7"><text:span text:style-name="Ruby_20_Value">data[:summary][:account_wage]</text:span></text:p>
          </table:table-cell>
          <table:table-cell table:style-name="Tabella4.C1" office:value-type="string">
            <text:p text:style-name="P7"><text:span text:style-name="Ruby_20_Value">data[:summary][:account_wage_amount]</text:span></text:p>
          </table:table-cell>
        </table:table-row>
        <table:table-row>
          <table:table-cell table:style-name="Tabella4.A9" office:value-type="string">
            <text:p text:style-name="report_5f_subtotal"><text:span text:style-name="Ruby_20_Value">data[:label_hash][:total_expenses]</text:span>:</text:p>
          </table:table-cell>
          <table:table-cell table:style-name="Tabella4.B9" office:value-type="string">
            <text:p text:style-name="P7"/>
          </table:table-cell>
          <table:table-cell table:style-name="Tabella4.C8" office:value-type="string">
            <text:p text:style-name="P7"><text:span text:style-name="Ruby_20_Value">data[:summary][:total_expenses]</text:span></text:p>
          </table:table-cell>
        </table:table-row>
        <table:table-row>
          <table:table-cell table:style-name="Tabella4.A9" office:value-type="string">
            <text:p text:style-name="report_5f_grand_5f_total"><text:span text:style-name="Ruby_20_Value">data[:label_hash][:grand_total]</text:span>:</text:p>
          </table:table-cell>
          <table:table-cell table:style-name="Tabella4.B9" office:value-type="string">
            <text:p text:style-name="P6"/>
          </table:table-cell>
          <table:table-cell table:style-name="Tabella4.C9" office:value-type="string">
            <text:p text:style-name="P6"><text:span text:style-name="Ruby_20_Value">data[:summary][:grand_total]</text:span></text:p>
          </table:table-cell>
        </table:table-row>
      </table:table>
      <text:p text:style-name="report_5f_summary_5f_title"><text:span text:style-name="Ruby_20_Value">data[:label_hash][:notes_title]</text:span><text:span text:style-name="T5">:</text:span></text:p>
      <text:p text:style-name="Standard"><text:span text:style-name="Ruby_20_Code"><text:span text:style-name="T6"/></text:span></text:p>
      <text:p text:style-name="Standard"><text:span text:style-name="Ruby_20_Code">options.notes_text.each { |txt|</text:span></text:p>
      <text:p text:style-name="Standard"><text:span text:style-name="Ruby_20_Value">txt</text:span></text:p>
      <text:p text:style-name="Standard"><text:span text:style-name="Ruby_20_Code">}</text:span></text:p>
      <text:p text:style-name="Standard"><text:span text:style-name="Ruby_20_Code"/></text:p>
      <text:p text:style-name="Standard"><draw:line text:anchor-type="paragraph" draw:z-index="0" draw:style-name="gr1" draw:text-style-name="P16" svg:x1="7.157cm" svg:y1="0.24cm" svg:x2="11.046cm" svg:y2="0.24cm"><text:p/></draw:line><text:span text:style-name="Ruby_20_Code"/></text:p>
      <text:p text:style-name="Logo"><text:span text:style-name="Ruby_20_Value">options.company_name</text:span></text:p>
      <text:p text:style-name="P5"><text:span text:style-name="Ruby_20_Value">data[:label_hash][:banking_coordinates]</text:span>:<text:tab/><text:span text:style-name="Ruby_20_Value">options.bank_name</text:span></text:p>
      <text:p text:style-name="P5"><text:span text:style-name="Ruby_20_Value">data[:label_hash][:bank_cin_abicab]</text:span>:<text:tab/><text:span text:style-name="Ruby_20_Value">options.bank_cin_abicab</text:span> <text:span text:style-name="Ruby_20_Value">options.bank_c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" style:font-size-asian="10.5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ndale Sans" fo:font-size="10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report_5f_summary_5f_title" style:display-name="report_summary_title" style:family="paragraph" style:parent-style-name="Text_20_body">
      <style:paragraph-properties fo:margin-top="0cm" fo:margin-bottom="0cm" style:contextual-spacing="false" fo:text-align="start" style:justify-single-word="false"/>
      <style:text-properties fo:text-transform="capitalize" style:font-name="Andale Sans1" fo:font-size="10pt" fo:font-style="italic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 style:contextual-spacing="false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contextual-spacing="false" style:page-number="auto"/>
      <style:text-properties style:font-name="Thorndale AMT" fo:font-size="8pt" style:font-size-asian="8pt" style:font-size-complex="8pt"/>
    </style:style>
    <style:style style:name="Logo" style:family="paragraph" style:parent-style-name="Standard">
      <style:text-properties style:font-name="Saved By Zer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ogo_5f_slogan" style:display-name="Logo_slogan" style:family="paragraph" style:parent-style-name="Logo">
      <style:text-properties fo:font-size="8pt" fo:font-weight="normal" style:font-size-asian="8pt" style:font-weight-asian="normal" style:font-size-complex="8pt" style:font-weight-complex="normal"/>
    </style:style>
    <style:style style:name="report_5f_title" style:display-name="report_title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report_5f_company_5f_hdr" style:display-name="report_company_hdr" style:family="paragraph" style:parent-style-name="Standard">
      <style:text-properties style:font-name="Andale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report_5f_customer_5f_hdr" style:display-name="report_customer_hdr" style:family="paragraph" style:parent-style-name="report_5f_company_5f_hdr">
      <style:paragraph-properties fo:margin="100%" fo:margin-left="7.915cm" fo:margin-right="-0.023cm" fo:margin-top="0cm" fo:margin-bottom="0.3cm" style:contextual-spacing="false" fo:text-indent="0cm" style:auto-text-indent="false" fo:background-color="transparent">
        <style:tab-stops>
          <style:tab-stop style:position="7.999cm"/>
        </style:tab-stops>
        <style:background-image/>
      </style:paragraph-properties>
      <style:text-properties fo:color="#000000" fo:font-size="10pt" fo:font-style="italic" style:font-size-asian="10pt" style:font-size-complex="10pt"/>
    </style:style>
    <style:style style:name="report_5f_italic_5f_notes" style:display-name="report_italic_notes" style:family="paragraph" style:parent-style-name="Standard">
      <style:text-properties style:font-name="Andale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report_5f_date" style:display-name="report_date" style:family="paragraph" style:parent-style-name="Standard">
      <style:paragraph-properties fo:margin="100%" fo:margin-left="2.438cm" fo:margin-right="-0.023cm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report_5f_grand_5f_total" style:display-name="report_grand_total" style:family="paragraph" style:parent-style-name="report_5f_summary_5f_title" style:master-page-name="">
      <style:paragraph-properties fo:margin="100%" fo:margin-left="0.009cm" fo:margin-right="0.273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tyle="normal" style:text-underline-style="none"/>
    </style:style>
    <style:style style:name="report_5f_subtotal" style:display-name="report_subtotal" style:family="paragraph" style:parent-style-name="report_5f_grand_5f_total">
      <style:text-properties fo:font-variant="normal" fo:text-transform="none" fo:font-style="normal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18.002cm" style:type="right"/>
        </style:tab-stops>
      </style:paragraph-properties>
      <style:text-properties style:font-name="Andale Sans" fo:font-size="6pt" style:font-size-asian="6pt" style:font-size-complex="6pt"/>
    </style:style>
    <style:style style:name="MP2" style:family="paragraph" style:parent-style-name="report_5f_italic_5f_notes">
      <style:text-properties fo:font-weight="bold" style:font-weight-asian="bold" style:font-weight-complex="bold"/>
    </style:style>
    <style:style style:name="MT1" style:family="text">
      <style:text-properties style:font-name="Venus Rising"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font-size="8pt" fo:font-style="normal" style:font-size-asian="8pt" style:font-style-asian="normal" style:font-size-complex="8pt" style:font-style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fo:border-top="none" fo:border-bottom="0.99pt solid #000000" fo:border-left="none" fo:border-right="none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51pt solid #000000" fo:border-bottom="0.51pt solid #000000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geX5</text:span><text:span text:style-name="MT2"> Invoice form – </text:span><text:span text:style-name="MT2"><text:file-name text:display="name-and-extension">invoice_en.odt</text:file-name></text:span><text:span text:style-name="MT3"><text:tab/><text:tab/></text:span><text:span text:style-name="MT4"><text:page-number text:select-page="current">1</text:page-number></text:span><text:span text:style-name="MT4">/</text:span><text:span text:style-name="MT4"><text:page-count>2</text:page-count></text:span></text:p>
      </style:header>
      <style:footer>
        <text:p text:style-name="MP2"><text:s text:c="2"/><text:span text:style-name="Ruby_20_Value">( data[:privacy_statement].split('&lt;/b&gt;')[0] ).gsub('&lt;b&gt;','')</text:span> </text:p>
        <text:p text:style-name="report_5f_italic_5f_notes"><text:s text:c="2"/><text:span text:style-name="Ruby_20_Value">data[:privacy_statement].split('&lt;/b&gt;')[1]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>Invoice</dc:title>
    <dc:description>(p) FASAR Software 1999-2007</dc:description>
    <dc:subject>Invoice</dc:subject>
    <meta:initial-creator>david</meta:initial-creator>
    <meta:creation-date>2007-07-22T19:53:30</meta:creation-date>
    <dc:date>2013-04-12T16:00:40</dc:date>
    <meta:keyword>agex4 invoice</meta:keyword>
    <dc:language>en-AU</dc:language>
    <meta:editing-cycles>346</meta:editing-cycles>
    <meta:editing-duration>P2DT20H16M38S</meta:editing-duration>
    <dc:creator>Stefano Alloro</dc:creator>
    <meta:document-statistic meta:table-count="2" meta:image-count="0" meta:object-count="0" meta:page-count="2" meta:paragraph-count="73" meta:word-count="142" meta:character-count="2674" meta:non-whitespace-character-count="2598"/>
    <meta:user-defined meta:name="Info 1"/>
    <meta:user-defined meta:name="Info 2"/>
    <meta:user-defined meta:name="Info 3"/>
    <meta:user-defined meta:name="Info 4"/>
  </office:meta>
</office:document-meta>
</file>